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07384a"/>
    </style:style>
    <style:style style:name="T1" style:family="text">
      <style:text-properties officeooo:rsid="000738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ello,</text:span></text:p>
      <text:p text:style-name="P1"><text:span text:style-name="T1">I am Md. Amjad hossain Khan.</text:span></text:p>
      <text:p text:style-name="P1"><text:span text:style-name="T1">This is the first file in my reposito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5T23:22:50</meta:creation-date>
    <dc:date>2013-06-15T23:24:14</dc:date>
    <meta:editing-duration>P0D</meta:editing-duration>
    <meta:editing-cycles>1</meta:editing-cycles>
    <meta:document-statistic meta:table-count="0" meta:image-count="0" meta:object-count="0" meta:page-count="1" meta:paragraph-count="3" meta:word-count="15" meta:character-count="74" meta:non-whitespace-character-count="62"/>
    <meta:generator>LibreOffice/3.6$Linux_x86 LibreOffice_project/360m1$Build-2</meta:generator>
  </office:meta>
</office:document-meta>
</file>